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50%"/>
      <style:text-properties style:font-name="Arial" officeooo:rsid="00053ab6" officeooo:paragraph-rsid="00053ab6"/>
    </style:style>
    <style:style style:name="P2" style:family="paragraph" style:parent-style-name="Heading_20_1">
      <style:text-properties style:font-name="Arial" officeooo:rsid="00060562" officeooo:paragraph-rsid="00060562"/>
    </style:style>
    <style:style style:name="P3" style:family="paragraph" style:parent-style-name="Text_20_body">
      <style:paragraph-properties fo:line-height="150%"/>
      <style:text-properties style:font-name="Arial" officeooo:rsid="00053ab6" officeooo:paragraph-rsid="00053ab6"/>
    </style:style>
    <style:style style:name="P4" style:family="paragraph" style:parent-style-name="Text_20_body">
      <style:paragraph-properties fo:line-height="150%"/>
      <style:text-properties style:font-name="Arial" officeooo:rsid="00060562" officeooo:paragraph-rsid="00060562"/>
    </style:style>
    <style:style style:name="P5" style:family="paragraph" style:parent-style-name="Text_20_body">
      <style:paragraph-properties fo:line-height="150%"/>
      <style:text-properties officeooo:paragraph-rsid="00053ab6"/>
    </style:style>
    <style:style style:name="P6" style:family="paragraph" style:parent-style-name="Text_20_body">
      <style:paragraph-properties fo:line-height="150%"/>
      <style:text-properties officeooo:paragraph-rsid="00060562"/>
    </style:style>
    <style:style style:name="P7" style:family="paragraph" style:parent-style-name="Text_20_body">
      <style:paragraph-properties fo:line-height="150%" fo:text-align="start" style:justify-single-word="false"/>
      <style:text-properties officeooo:paragraph-rsid="00060562"/>
    </style:style>
    <style:style style:name="P8" style:family="paragraph" style:parent-style-name="Text_20_body">
      <style:text-properties officeooo:rsid="00060562" officeooo:paragraph-rsid="00060562"/>
    </style:style>
    <style:style style:name="P9" style:family="paragraph" style:parent-style-name="Text_20_body">
      <style:paragraph-properties fo:line-height="150%" fo:text-align="start" style:justify-single-word="false"/>
      <style:text-properties officeooo:rsid="00060562" officeooo:paragraph-rsid="00060562"/>
    </style:style>
    <style:style style:name="P10" style:family="paragraph" style:parent-style-name="Text_20_body">
      <style:paragraph-properties fo:orphans="0"/>
      <style:text-properties fo:color="#000000" loext:opacity="100%" fo:background-color="#ffffff"/>
    </style:style>
    <style:style style:name="P11" style:family="paragraph" style:parent-style-name="Text_20_body">
      <style:text-properties officeooo:paragraph-rsid="00060562"/>
    </style:style>
    <style:style style:name="T1" style:family="text">
      <style:text-properties style:font-name="Arial"/>
    </style:style>
    <style:style style:name="T2" style:family="text">
      <style:text-properties style:font-name="Arial" officeooo:rsid="00053ab6"/>
    </style:style>
    <style:style style:name="T3" style:family="text">
      <style:text-properties style:font-name="Arial" officeooo:rsid="00060562"/>
    </style:style>
    <style:style style:name="T4" style:family="text">
      <style:text-properties style:font-name="Arial" fo:font-size="12pt" officeooo:rsid="00053ab6" style:font-size-asian="12pt" style:font-size-complex="12pt"/>
    </style:style>
    <style:style style:name="T5" style:family="text">
      <style:text-properties style:font-name="Arial" fo:font-size="12pt" officeooo:rsid="00060562" style:font-size-asian="12pt" style:font-size-complex="12pt"/>
    </style:style>
    <style:style style:name="T6" style:family="text">
      <style:text-properties officeooo:rsid="00060562"/>
    </style:style>
    <style:style style:name="T7" style:family="text">
      <style:text-properties fo:color="#000000" loext:opacity="100%" style:font-name="Arial" fo:font-size="12pt" fo:background-color="#ffffff" loext:char-shading-value="0" style:font-size-asian="12pt" style:font-size-complex="12pt"/>
    </style:style>
    <style:style style:name="T8" style:family="text">
      <style:text-properties fo:color="#000000" loext:opacity="100%" style:font-name="Arial" fo:font-size="12pt" officeooo:rsid="00053ab6" fo:background-color="#ffffff" loext:char-shading-value="0" style:font-size-asian="12pt" style:font-size-complex="12pt"/>
    </style:style>
    <style:style style:name="T9" style:family="text">
      <style:text-properties fo:color="#000000" loext:opacity="100%" style:font-name="Arial" fo:font-size="12pt" officeooo:rsid="00060562" fo:background-color="#ffffff" loext:char-shading-value="0" style:font-size-asian="12pt" style:font-size-complex="12pt"/>
    </style:style>
    <style:style style:name="T10" style:family="text">
      <style:text-properties fo:color="#000000" loext:opacity="100%" style:font-name="Arial" fo:font-size="12pt" fo:font-style="italic" fo:background-color="#ffffff" loext:char-shading-value="0"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Project Management System</text:h>
      <text:p text:style-name="P5"><text:span text:style-name="T2">Supervisory feedback plays a key role in shaping the final outcome of final year students’ dissertations. However, reviewing each student’s work to determine if the given feedback has been applied correctly is a time consuming process. This inefficiency of manual </text:span><text:span text:style-name="T3">decentralised</text:span><text:span text:style-name="T2"> document management, </text:span><text:span text:style-name="T3">email-based communication</text:span><text:span text:style-name="T2"> and progress tracking necessitates supervisors keeping track of different versions of students’ work – learning costs and experiencing cognitive fatigue due to its repetitive nature – psychological costs. </text:span><text:span text:style-name="T3">Hence,</text:span><text:span text:style-name="T2"> it classifies as an administrative burden and </text:span><text:span text:style-name="T3">ultimately</text:span><text:span text:style-name="T2"> </text:span><text:span text:style-name="T3">affects</text:span><text:span text:style-name="T2"> </text:span><text:span text:style-name="T3">the</text:span><text:span text:style-name="T2"> ability </text:span><text:span text:style-name="T3">of supervisors </text:span><text:span text:style-name="T2">to </text:span><text:span text:style-name="T3">both</text:span><text:span text:style-name="T2"> perform other responsibilities such as research and teaching </text:span><text:span text:style-name="T3">as well as providing high-quality feedback</text:span><text:span text:style-name="T2"> (Woeler et al. 2023, </text:span><text:span text:style-name="T1">Moynihan et al. </text:span><text:span text:style-name="T2">2015). </text:span><text:span text:style-name="T3">This in turn results in vague and often insufficient feedback, making it more difficult for students to identify and resolve underlying issues, which can trigger a loss of motivation for both parties. In addition, the absence of an automated meeting scheduling and reminder system can increase the likelihood of scheduling conflicts and students missing deadlines. Collectively, these inefficiencies directly impact the quality of the final deliverables and the academic experience for both the students and supervisors.</text:span></text:p>
      <text:p text:style-name="P5"><text:span text:style-name="T3"/></text:p>
      <text:p text:style-name="P3">Therefore, these processes will greatly benefit from having automated workflows to assist in mitigating the issues mentioned. The expected outcome of incorporating digital tools into dissertation supervision is for there to be a significant reduction in administrative load for the supervisors, leaving more time for them to conduct frequent and constructive meetings with the students. <text:span text:style-name="T6">The core features of such type of software will consist of meeting scheduling and notification, project management, AI-powered feedback checker and a progress logger. The first aims to provides a framework for effective communication to take place, thus, ensuring that the objectives and expectations for both the students and supervisors are aligned, reducing potential misunderstandings. The project management and feedback checker sub-systems will work in conjunction to make sure that both parties are always using the latest versions of the documents, while also performing a form of regression testing to verify that previously addressed feedback remains implemented, preventing earlier issues from re-emerging in later drafts. Lastly, the progress logger will keep track of all changes </text:span><text:soft-page-break/><text:span text:style-name="T6">made to the drafts, providing a way to audit revisions and goals for both the supervisors and the students.</text:span></text:p>
      <text:p text:style-name="P3"/>
      <text:p text:style-name="P7"><text:span text:style-name="T3">Existing software solutions include Learning Management Systems (LMS) and Thesis Management Systems (TMS). While LMS are not specifically designed for dissertation management, they comprise of communication tools to schedule meetings and reminders. A notable example include Moodle Gateway Database, that allows for students to submit document drafts and meeting recordings as records in a database and for supervisors to follow up on those drafts such as providing feedback and sending reminders (Wordpress.com, 2025). TMS platforms such as Creatrix, on the other hand, are designed to streamline the dissertation lifecycle. Creatrix – encompassing both LMS and TMS - offers comprehensive features including document tracking, automated reminders upon work submission, feedback acceptance and low-code/no-code capabilities for further workflow automation </text:span><text:span text:style-name="T1">(Creatrixcampus.com, 2025). </text:span><text:span text:style-name="T3">Other TMS also provide transparency to the dissertation and supervision process by keeping an audit of communications and students’ work progressions.</text:span><text:span text:style-name="T1"> </text:span><text:span text:style-name="T3">These solutions have the advantage of providing integration with a university’s student information system. </text:span></text:p>
      <text:p text:style-name="P7"><text:span text:style-name="T3"/></text:p>
      <text:p text:style-name="P9"><text:span text:style-name="T3">H</text:span><text:span text:style-name="T1">owever, a COTS approach – adapting these LMS/TMS platforms to cater to the specific requirements of the project management system – poses considerable risks and flaws such as the inherent lack of flexibility and customisation without compromising requirements as well as being packaged with unwanted features which is the case for Creatrix since it forms part of a software suite. The core problem with these platforms is that while they centralize document and feedback storage, the pertinent issue of automating the review process remains unsolved since it is still left as a manual task for the supervisor.</text:span></text:p>
      <text:p text:style-name="P7"><text:span text:style-name="T1"/></text:p>
      <text:p text:style-name="P7"><text:span text:style-name="T3"/></text:p>
      <text:p text:style-name="P3"/>
      <text:p text:style-name="P3"/>
      <text:p text:style-name="P3"/>
      <text:h text:style-name="P1" text:outline-level="1" text:is-list-header="true"><text:soft-page-break/>References</text:h>
      <text:p text:style-name="P6"><text:span text:style-name="T4">1. Peter Woelert, Jenny Chesters, Maree Martinussen, Jessica Gannaway, Administrative burden in Australian universities: Insights into dimensions and drivers from a nationwide survey, </text:span><text:span text:style-name="Emphasis"><text:span text:style-name="T4">Science and Public Policy</text:span></text:span><text:span text:style-name="T4">, 2025;, scaf029, </text:span><text:a xlink:type="simple" xlink:href="https://doi.org/10.1093/scipol/scaf029" text:style-name="Internet_20_link" text:visited-style-name="Visited_20_Internet_20_Link"><text:span text:style-name="T4">https://doi.org/10.1093/scipol/scaf029</text:span></text:a><text:span text:style-name="T8"> [Accessed 2</text:span><text:span text:style-name="T9">3</text:span><text:span text:style-name="T8"> Aug. 2025]</text:span></text:p>
      <text:p text:style-name="P6"><text:span text:style-name="T4">2. Donald Moynihan, Pamela Herd, Hope Harvey, Administrative Burden: Learning, Psychological, and Compliance Costs in Citizen-State Interactions, </text:span><text:span text:style-name="Emphasis"><text:span text:style-name="T4">Journal of Public Administration Research and Theory</text:span></text:span><text:span text:style-name="T4">, Volume 25, Issue 1, January 2015, Pages 43–69, </text:span><text:a xlink:type="simple" xlink:href="https://doi.org/10.1093/jopart/muu009" text:style-name="Internet_20_link" text:visited-style-name="Visited_20_Internet_20_Link"><text:span text:style-name="T4">https://doi.org/10.1093/jopart/muu009</text:span></text:a><text:span text:style-name="T8"> [Accessed 2</text:span><text:span text:style-name="T9">3</text:span><text:span text:style-name="T8"> Aug. 2025]</text:span></text:p>
      <text:p text:style-name="P6"><text:span text:style-name="T8">3. Wordpress.com. (2025). Available at: </text:span><text:a xlink:type="simple" xlink:href="https://digitalrau.wordpress.com/2020/03/10/dissertation-supervision-using-moodle-gateway-database/" text:style-name="Internet_20_link" text:visited-style-name="Visited_20_Internet_20_Link">https://digitalrau.wordpress.com/2020/03/10/dissertation-supervision-using-moodle-gateway-database/</text:a><text:span text:style-name="T8"> <text:s/>[Accessed 24 Aug. 2025].</text:span></text:p>
      <text:p text:style-name="P11"><text:span text:style-name="T5">4. </text:span><text:span text:style-name="T7">Creatrixcampus.com. (2025). </text:span><text:span text:style-name="T10">Thesis Management System</text:span><text:span text:style-name="T7">. [online] Available at: </text:span><text:a xlink:type="simple" xlink:href="https://www.creatrixcampus.com/thesis-management-system" text:style-name="Internet_20_link" text:visited-style-name="Visited_20_Internet_20_Link">https://www.creatrixcampus.com/thesis-management-system</text:a><text:span text:style-name="T7"> [Accessed 24 Aug. 2025].</text:span></text:p>
      <text:p text:style-name="P10">‌</text:p>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23T19:07:21.008261277</meta:creation-date>
    <dc:date>2025-08-24T20:18:01.936281163</dc:date>
    <meta:editing-duration>P1DT1H10M40S</meta:editing-duration>
    <meta:editing-cycles>2</meta:editing-cycles>
    <meta:generator>LibreOffice/7.4.7.2$Linux_X86_64 LibreOffice_project/40$Build-2</meta:generator>
    <meta:document-statistic meta:table-count="0" meta:image-count="0" meta:object-count="0" meta:page-count="3" meta:paragraph-count="11" meta:word-count="723" meta:character-count="5303" meta:non-whitespace-character-count="4585"/>
  </office:meta>
</office:document-meta>
</file>